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mbria" style:font-family-asian="Cambria" style:font-family-complex="Cambria" fo:background-color="transparent" style:use-window-font-color="true"/>
    </style:style>
    <style:style style:name="T2" style:family="text">
      <style:text-properties fo:font-size="11.00pt" fo:font-weight="bold" fo:font-family="Cambria" style:font-family-asian="Cambria" style:font-family-complex="Cambria" fo:background-color="transparent" style:use-window-font-color="true"/>
    </style:style>
    <style:style style:name="T3" style:family="text">
      <style:text-properties fo:font-size="11.00pt" fo:font-weight="normal" fo:font-family="Cambria" style:font-family-asian="Cambria" style:font-family-complex="Cambria" fo:background-color="transparent" style:use-window-font-color="true"/>
    </style:style>
    <style:style style:name="T4" style:family="text">
      <style:text-properties fo:font-size="11.00pt" fo:font-weight="bold" fo:font-family="Cambria" style:font-family-asian="Cambria" style:font-family-complex="Cambria" fo:background-color="transparent" style:use-window-font-color="true"/>
    </style:style>
    <style:style style:name="T5" style:family="text">
      <style:text-properties fo:font-size="11.00pt" fo:font-weight="normal" fo:font-family="Cambria" style:font-family-asian="Cambria" style:font-family-complex="Cambria" fo:background-color="transparent" style:use-window-font-color="true"/>
    </style:style>
    <style:style style:name="T6" style:family="text">
      <style:text-properties fo:font-size="11.00pt" fo:font-weight="bold" fo:font-family="Cambria" style:font-family-asian="Cambria" style:font-family-complex="Cambria" fo:background-color="transparent" style:use-window-font-color="true"/>
    </style:style>
    <style:style style:name="T7" style:family="text">
      <style:text-properties fo:font-size="11.00pt" fo:font-weight="normal" fo:font-family="Cambria" style:font-family-asian="Cambria" style:font-family-complex="Cambria" fo:background-color="transparent" style:use-window-font-color="true"/>
    </style:style>
    <style:style style:name="T8" style:family="text">
      <style:text-properties fo:font-size="11.00pt" fo:font-weight="bold" fo:font-family="Cambria" style:font-family-asian="Cambria" style:font-family-complex="Cambria" fo:background-color="transparent" style:use-window-font-color="true"/>
    </style:style>
    <style:style style:name="T9" style:family="text">
      <style:text-properties fo:font-size="11.00pt" fo:font-weight="normal" fo:font-family="Cambria" style:font-family-asian="Cambria" style:font-family-complex="Cambria" fo:background-color="transparent" style:use-window-font-color="true"/>
    </style:style>
    <style:style style:name="T10" style:family="text">
      <style:text-properties fo:font-size="11.00pt" fo:font-weight="bold" fo:font-family="Cambria" style:font-family-asian="Cambria" style:font-family-complex="Cambria" fo:background-color="transparent" style:use-window-font-color="true"/>
    </style:style>
    <style:style style:name="T11" style:family="text">
      <style:text-properties fo:font-size="11.00pt" fo:font-weight="normal" fo:font-family="Cambria" style:font-family-asian="Cambria" style:font-family-complex="Cambria"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mbria" style:font-family-asian="Cambria" style:font-family-complex="Cambria" fo:background-color="#ffff00"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mbria" style:font-family-asian="Cambria" style:font-family-complex="Cambri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mbria" style:font-family-asian="Cambria" style:font-family-complex="Cambria" fo:background-color="#ffff00"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mbria" style:font-family-asian="Cambria" style:font-family-complex="Cambri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mbria" style:font-family-asian="Cambria" style:font-family-complex="Cambria" fo:background-color="transparent" style:use-window-font-color="true"/>
    </style:style>
    <style:style style:name="T22" style:family="text">
      <style:text-properties fo:font-size="11.00pt" fo:font-weight="normal" fo:font-family="Cambria" style:font-family-asian="Cambria" style:font-family-complex="Cambria" fo:background-color="transparent" style:use-window-font-color="true"/>
    </style:style>
    <style:style style:name="T23" style:family="text">
      <style:text-properties fo:font-size="11.00pt" fo:font-weight="normal" fo:font-family="Cambria" style:font-family-asian="Cambria" style:font-family-complex="Cambria" fo:background-color="transparent" style:use-window-font-color="true" fo:font-style="italic"/>
    </style:style>
    <style:style style:name="T24" style:family="text">
      <style:text-properties fo:font-size="11.00pt" fo:font-weight="normal" fo:font-family="Cambria" style:font-family-asian="Cambria" style:font-family-complex="Cambria" fo:background-color="transparent" style:use-window-font-color="true"/>
    </style:style>
    <style:style style:name="T25" style:family="text">
      <style:text-properties fo:font-size="11.00pt" fo:font-weight="normal" fo:font-family="Cambria" style:font-family-asian="Cambria" style:font-family-complex="Cambria" fo:background-color="transparent" style:use-window-font-color="true" fo:font-style="italic"/>
    </style:style>
    <style:style style:name="T26" style:family="text">
      <style:text-properties fo:font-size="11.00pt" fo:font-weight="normal" fo:font-family="Cambria" style:font-family-asian="Cambria" style:font-family-complex="Cambria" fo:background-color="transparent" style:use-window-font-color="true"/>
    </style:style>
    <style:style style:name="T27" style:family="text">
      <style:text-properties fo:font-size="11.00pt" fo:font-weight="bold" fo:font-family="Cambria" style:font-family-asian="Cambria" style:font-family-complex="Cambria" fo:background-color="#ffff00"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mbria" style:font-family-asian="Cambria" style:font-family-complex="Cambria" fo:background-color="transparent" style:use-window-font-color="true"/>
    </style:style>
    <style:style style:name="T30" style:family="text">
      <style:text-properties fo:font-size="11.00pt" fo:font-weight="normal" fo:font-family="Cambria" style:font-family-asian="Cambria" style:font-family-complex="Cambria" fo:background-color="transparent" style:use-window-font-color="true"/>
    </style:style>
    <style:style style:name="T31" style:family="text">
      <style:text-properties fo:font-size="11.00pt" fo:font-weight="normal" fo:font-family="Cambria" style:font-family-asian="Cambria" style:font-family-complex="Cambria" fo:background-color="transparent" style:use-window-font-color="true" fo:font-style="italic"/>
    </style:style>
    <style:style style:name="T32" style:family="text">
      <style:text-properties fo:font-size="11.00pt" fo:font-weight="normal" fo:font-family="Cambria" style:font-family-asian="Cambria" style:font-family-complex="Cambri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mbria" style:font-family-asian="Cambria" style:font-family-complex="Cambria" fo:background-color="transparent" style:use-window-font-color="true"/>
    </style:style>
    <style:style style:name="T35" style:family="text">
      <style:text-properties fo:font-size="11.00pt" fo:font-weight="normal" fo:font-family="Cambria" style:font-family-asian="Cambria" style:font-family-complex="Cambria" fo:background-color="transparent" style:use-window-font-color="true" fo:font-style="italic"/>
    </style:style>
    <style:style style:name="T36" style:family="text">
      <style:text-properties fo:font-size="11.00pt" fo:font-weight="normal" fo:font-family="Cambria" style:font-family-asian="Cambria" style:font-family-complex="Cambria" fo:background-color="transparent" style:use-window-font-color="true"/>
    </style:style>
    <style:style style:name="T37" style:family="text">
      <style:text-properties fo:font-size="11.00pt" fo:font-weight="normal" fo:font-family="Cambria" style:font-family-asian="Cambria" style:font-family-complex="Cambria" fo:background-color="transparent" style:use-window-font-color="true" fo:font-style="italic"/>
    </style:style>
    <style:style style:name="T38" style:family="text">
      <style:text-properties fo:font-size="11.00pt" fo:font-weight="normal" fo:font-family="Cambria" style:font-family-asian="Cambria" style:font-family-complex="Cambria" fo:background-color="transparent" style:use-window-font-color="true"/>
    </style:style>
    <style:style style:name="T39" style:family="text">
      <style:text-properties fo:font-size="11.00pt" fo:font-weight="normal" fo:font-family="Cambria" style:font-family-asian="Cambria" style:font-family-complex="Cambria" fo:background-color="transparent" style:use-window-font-color="true" fo:font-style="italic"/>
    </style:style>
    <style:style style:name="T40" style:family="text">
      <style:text-properties fo:font-size="11.00pt" fo:font-weight="normal" fo:font-family="Cambria" style:font-family-asian="Cambria" style:font-family-complex="Cambria" fo:background-color="transparent" style:use-window-font-color="true"/>
    </style:style>
    <style:style style:name="T41" style:family="text">
      <style:text-properties fo:font-size="11.00pt" fo:font-weight="normal" fo:font-family="Cambria" style:font-family-asian="Cambria" style:font-family-complex="Cambria" fo:background-color="transparent" style:use-window-font-color="true" fo:font-style="italic"/>
    </style:style>
    <style:style style:name="T42" style:family="text">
      <style:text-properties fo:font-size="11.00pt" fo:font-weight="normal" fo:font-family="Cambria" style:font-family-asian="Cambria" style:font-family-complex="Cambria" fo:background-color="transparent" style:use-window-font-color="true"/>
    </style:style>
    <style:style style:name="T43" style:family="text">
      <style:text-properties fo:font-size="11.00pt" fo:font-weight="normal" fo:font-family="Cambria" style:font-family-asian="Cambria" style:font-family-complex="Cambria" fo:background-color="transparent" style:use-window-font-color="true" fo:font-style="italic"/>
    </style:style>
    <style:style style:name="T44" style:family="text">
      <style:text-properties fo:font-size="11.00pt" fo:font-weight="normal" fo:font-family="Cambria" style:font-family-asian="Cambria" style:font-family-complex="Cambria" fo:background-color="transparent" style:use-window-font-color="true"/>
    </style:style>
    <style:style style:name="T45" style:family="text">
      <style:text-properties fo:font-size="11.00pt" fo:font-weight="normal" fo:font-family="Cambria" style:font-family-asian="Cambria" style:font-family-complex="Cambria" fo:background-color="transparent" style:use-window-font-color="true" fo:font-style="italic"/>
    </style:style>
    <style:style style:name="T46" style:family="text">
      <style:text-properties fo:font-size="11.00pt" fo:font-weight="normal" fo:font-family="Cambria" style:font-family-asian="Cambria" style:font-family-complex="Cambria" fo:background-color="transparent" style:use-window-font-color="true"/>
    </style:style>
    <style:style style:name="T47" style:family="text">
      <style:text-properties fo:font-size="11.00pt" fo:font-weight="normal" fo:font-family="Cambria" style:font-family-asian="Cambria" style:font-family-complex="Cambria" fo:background-color="transparent" style:use-window-font-color="true" fo:font-style="italic"/>
    </style:style>
    <style:style style:name="T48" style:family="text">
      <style:text-properties fo:font-size="11.00pt" fo:font-weight="normal" fo:font-family="Cambria" style:font-family-asian="Cambria" style:font-family-complex="Cambria" fo:background-color="transparent" style:use-window-font-color="true"/>
    </style:style>
    <style:style style:name="T49" style:family="text">
      <style:text-properties fo:font-size="11.00pt" fo:font-weight="normal" fo:font-family="Cambria" style:font-family-asian="Cambria" style:font-family-complex="Cambria" fo:background-color="transparent" style:use-window-font-color="true" fo:font-style="italic"/>
    </style:style>
    <style:style style:name="T50" style:family="text">
      <style:text-properties fo:font-size="11.00pt" fo:font-weight="normal" fo:font-family="Cambria" style:font-family-asian="Cambria" style:font-family-complex="Cambria"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mbria" style:font-family-asian="Cambria" style:font-family-complex="Cambria"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mbria" style:font-family-asian="Cambria" style:font-family-complex="Cambri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mbria" style:font-family-asian="Cambria" style:font-family-complex="Cambria"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mbria" style:font-family-asian="Cambria" style:font-family-complex="Cambria" fo:background-color="transparent" style:use-window-font-color="true"/>
    </style:style>
    <style:style style:name="T59" style:family="text">
      <style:text-properties fo:font-size="11.00pt" fo:font-weight="normal" fo:font-family="Cambria" style:font-family-asian="Cambria" style:font-family-complex="Cambria" fo:background-color="transparent" style:use-window-font-color="true"/>
    </style:style>
    <style:style style:name="T60" style:family="text">
      <style:text-properties fo:font-size="11.00pt" fo:font-weight="normal" fo:font-family="Cambria" style:font-family-asian="Cambria" style:font-family-complex="Cambria" fo:background-color="transparent" style:use-window-font-color="true" fo:font-style="italic"/>
    </style:style>
    <style:style style:name="T61" style:family="text">
      <style:text-properties fo:font-size="11.00pt" fo:font-weight="normal" fo:font-family="Cambria" style:font-family-asian="Cambria" style:font-family-complex="Cambria" fo:background-color="transparent" style:use-window-font-color="true"/>
    </style:style>
    <style:style style:name="T62" style:family="text">
      <style:text-properties fo:font-size="11.00pt" fo:font-weight="normal" fo:font-family="Cambria" style:font-family-asian="Cambria" style:font-family-complex="Cambria" fo:background-color="transparent" style:use-window-font-color="true" fo:font-style="italic"/>
    </style:style>
    <style:style style:name="T63" style:family="text">
      <style:text-properties fo:font-size="11.00pt" fo:font-weight="normal" fo:font-family="Cambria" style:font-family-asian="Cambria" style:font-family-complex="Cambria" fo:background-color="transparent" style:use-window-font-color="true"/>
    </style:style>
    <style:style style:name="T64" style:family="text">
      <style:text-properties fo:font-size="11.00pt" fo:font-weight="normal" fo:font-family="Cambria" style:font-family-asian="Cambria" style:font-family-complex="Cambria" fo:background-color="transparent" style:use-window-font-color="true" fo:font-style="italic"/>
    </style:style>
    <style:style style:name="T65" style:family="text">
      <style:text-properties fo:font-size="11.00pt" fo:font-weight="normal" fo:font-family="Cambria" style:font-family-asian="Cambria" style:font-family-complex="Cambria" fo:background-color="transparent" style:use-window-font-color="true"/>
    </style:style>
    <style:style style:name="T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mbria" style:font-family-asian="Cambria" style:font-family-complex="Cambria" fo:background-color="#ffff00"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mbria" style:font-family-asian="Cambria" style:font-family-complex="Cambria" fo:background-color="#ffff00"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mbria" style:font-family-asian="Cambria" style:font-family-complex="Cambria" fo:background-color="transparent" style:use-window-font-color="true"/>
    </style:style>
    <style:style style:name="T73" style:family="text">
      <style:text-properties fo:font-size="11.00pt" fo:font-weight="normal" fo:font-family="Cambria" style:font-family-asian="Cambria" style:font-family-complex="Cambria"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fo:font-style="itali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fo:font-style="italic"/>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bold" fo:font-family="Cambria" style:font-family-asian="Cambria" style:font-family-complex="Cambria"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bold" fo:font-family="Cambria" style:font-family-asian="Cambria" style:font-family-complex="Cambria"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bold" fo:font-family="Cambria" style:font-family-asian="Cambria" style:font-family-complex="Cambria"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mbria" style:font-family-asian="Cambria" style:font-family-complex="Cambria"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bold" fo:font-family="Cambria" style:font-family-asian="Cambria" style:font-family-complex="Cambria" fo:background-color="#ffff00"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mbria" style:font-family-asian="Cambria" style:font-family-complex="Cambria"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mbria" style:font-family-asian="Cambria" style:font-family-complex="Cambria" fo:background-color="transparent" style:use-window-font-color="true"/>
    </style:style>
    <style:style style:name="T95" style:family="text">
      <style:text-properties fo:font-size="11.00pt" fo:font-weight="normal" fo:font-family="Cambria" style:font-family-asian="Cambria" style:font-family-complex="Cambria"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6.00pt" fo:font-weight="bold" fo:font-family="Cambria" style:font-family-asian="Cambria" style:font-family-complex="Cambria" fo:background-color="transparent" style:use-window-font-color="true"/>
    </style:style>
    <style:style style:name="T98" style:family="text">
      <style:text-properties fo:font-size="11.00pt" fo:font-weight="normal" fo:font-family="Cambria" style:font-family-asian="Cambria" style:font-family-complex="Cambria" fo:background-color="transparent" style:use-window-font-color="true"/>
    </style:style>
    <style:style style:name="T99" style:family="text">
      <style:text-properties fo:font-size="11.00pt" fo:font-weight="normal" fo:font-family="Cambria" style:font-family-asian="Cambria" style:font-family-complex="Cambria" fo:background-color="transparent" style:use-window-font-color="true" fo:font-style="italic"/>
    </style:style>
    <style:style style:name="T100" style:family="text">
      <style:text-properties fo:font-size="11.00pt" fo:font-weight="normal" fo:font-family="Cambria" style:font-family-asian="Cambria" style:font-family-complex="Cambria" fo:background-color="transparent" style:use-window-font-color="true"/>
    </style:style>
    <style:style style:name="T101" style:family="text">
      <style:text-properties fo:font-size="11.00pt" fo:font-weight="normal" fo:font-family="Cambria" style:font-family-asian="Cambria" style:font-family-complex="Cambria" fo:background-color="transparent" style:use-window-font-color="true" fo:font-style="italic"/>
    </style:style>
    <style:style style:name="T102" style:family="text">
      <style:text-properties fo:font-size="11.00pt" fo:font-weight="normal" fo:font-family="Cambria" style:font-family-asian="Cambria" style:font-family-complex="Cambria" fo:background-color="transparent" style:use-window-font-color="true"/>
    </style:style>
    <style:style style:name="T103" style:family="text">
      <style:text-properties fo:font-size="11.00pt" fo:font-weight="normal" fo:font-family="Cambria" style:font-family-asian="Cambria" style:font-family-complex="Cambria" fo:background-color="transparent" style:use-window-font-color="true" fo:font-style="italic"/>
    </style:style>
    <style:style style:name="T104" style:family="text">
      <style:text-properties fo:font-size="11.00pt" fo:font-weight="normal" fo:font-family="Cambria" style:font-family-asian="Cambria" style:font-family-complex="Cambria"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fo:font-style="italic"/>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fo:font-style="itali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fo:font-style="italic"/>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fo:font-style="italic"/>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fo:font-style="italic"/>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mbria" style:font-family-asian="Cambria" style:font-family-complex="Cambria"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fo:font-style="italic"/>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mbria" style:font-family-asian="Cambria" style:font-family-complex="Cambria" fo:background-color="transparent" style:use-window-font-color="true"/>
    </style:style>
    <style:style style:name="T120" style:family="text">
      <style:text-properties fo:font-size="11.00pt" fo:font-weight="normal" fo:font-family="Cambria" style:font-family-asian="Cambria" style:font-family-complex="Cambria" fo:background-color="transparent" style:use-window-font-color="true" fo:font-style="italic"/>
    </style:style>
    <style:style style:name="T121" style:family="text">
      <style:text-properties fo:font-size="11.00pt" fo:font-weight="normal" fo:font-family="Cambria" style:font-family-asian="Cambria" style:font-family-complex="Cambria" fo:background-color="transparent" style:use-window-font-color="true"/>
    </style:style>
    <style:style style:name="T122" style:family="text">
      <style:text-properties fo:font-size="11.00pt" fo:font-weight="normal" fo:font-family="Cambria" style:font-family-asian="Cambria" style:font-family-complex="Cambria" fo:background-color="transparent" style:use-window-font-color="true" fo:font-style="italic"/>
    </style:style>
    <style:style style:name="T123" style:family="text">
      <style:text-properties fo:font-size="11.00pt" fo:font-weight="normal" fo:font-family="Cambria" style:font-family-asian="Cambria" style:font-family-complex="Cambria" fo:background-color="transparent" style:use-window-font-color="true"/>
    </style:style>
    <style:style style:name="T124" style:family="text">
      <style:text-properties fo:font-size="11.00pt" fo:font-weight="normal" fo:font-family="Cambria" style:font-family-asian="Cambria" style:font-family-complex="Cambria" fo:background-color="transparent" style:use-window-font-color="true" fo:font-style="italic"/>
    </style:style>
    <style:style style:name="T125" style:family="text">
      <style:text-properties fo:font-size="11.00pt" fo:font-weight="bold" fo:font-family="Cambria" style:font-family-asian="Cambria" style:font-family-complex="Cambria" fo:background-color="transparent" style:use-window-font-color="true" fo:font-style="italic"/>
    </style:style>
    <style:style style:name="T126" style:family="text">
      <style:text-properties fo:font-size="11.00pt" fo:font-weight="normal" fo:font-family="Cambria" style:font-family-asian="Cambria" style:font-family-complex="Cambria" fo:background-color="transparent" style:use-window-font-color="true" fo:font-style="italic"/>
    </style:style>
    <style:style style:name="T127" style:family="text">
      <style:text-properties fo:font-size="11.00pt" fo:font-weight="normal" fo:font-family="Cambria" style:font-family-asian="Cambria" style:font-family-complex="Cambria" fo:background-color="transparent" style:use-window-font-color="true"/>
    </style:style>
    <style:style style:name="T128" style:family="text">
      <style:text-properties fo:font-size="16.00pt" fo:font-weight="bold" fo:font-family="Cambria" style:font-family-asian="Cambria" style:font-family-complex="Cambria" fo:background-color="transparent" style:use-window-font-color="true"/>
    </style:style>
    <style:style style:name="T129" style:family="text">
      <style:text-properties fo:font-size="11.00pt" fo:font-weight="normal" fo:font-family="Cambria" style:font-family-asian="Cambria" style:font-family-complex="Cambria" fo:background-color="transparent" style:use-window-font-color="true"/>
    </style:style>
    <style:style style:name="T130"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131" style:family="text">
      <style:text-properties fo:font-size="11.00pt" fo:font-weight="normal" fo:font-family="Cambria" style:font-family-asian="Cambria" style:font-family-complex="Cambria" fo:background-color="transparent" style:use-window-font-color="true"/>
    </style:style>
    <style:style style:name="T132"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133" style:family="text">
      <style:text-properties fo:font-size="11.00pt" fo:font-weight="normal" fo:font-family="Cambria" style:font-family-asian="Cambria" style:font-family-complex="Cambria" fo:background-color="transparent" style:use-window-font-color="true"/>
    </style:style>
    <style:style style:name="T134" style:family="text">
      <style:text-properties fo:font-size="11.00pt" fo:font-weight="normal" fo:font-family="Cambria" style:font-family-asian="Cambria" style:font-family-complex="Cambria" fo:background-color="transparent" style:use-window-font-color="true"/>
    </style:style>
    <style:style style:name="T135" style:family="text">
      <style:text-properties fo:font-size="11.00pt" fo:font-weight="normal" fo:font-family="Cambria" style:font-family-asian="Cambria" style:font-family-complex="Cambria" fo:background-color="transparent" style:use-window-font-color="true"/>
    </style:style>
    <style:style style:name="T136"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137" style:family="text">
      <style:text-properties fo:font-size="11.00pt" fo:font-weight="normal" fo:font-family="Cambria" style:font-family-asian="Cambria" style:font-family-complex="Cambria" fo:background-color="transparent" style:use-window-font-color="true"/>
    </style:style>
    <style:style style:name="T138" style:family="text">
      <style:text-properties fo:font-size="11.00pt" fo:font-weight="normal" fo:font-family="Cambria" style:font-family-asian="Cambria" style:font-family-complex="Cambria" fo:background-color="transparent" style:use-window-font-color="true"/>
    </style:style>
    <style:style style:name="T139"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140"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141" style:family="text">
      <style:text-properties fo:font-size="11.00pt" fo:font-weight="normal" fo:font-family="Cambria" style:font-family-asian="Cambria" style:font-family-complex="Cambria" fo:background-color="transparent" style:use-window-font-color="true"/>
    </style:style>
    <style:style style:name="T142"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143" style:family="text">
      <style:text-properties fo:font-size="11.00pt" fo:font-weight="normal" fo:font-family="Cambria" style:font-family-asian="Cambria" style:font-family-complex="Cambria" fo:background-color="transparent" style:use-window-font-color="true"/>
    </style:style>
    <style:style style:name="T144" style:family="text">
      <style:text-properties fo:font-size="11.00pt" fo:font-weight="normal" fo:font-family="Cambria" style:font-family-asian="Cambria" style:font-family-complex="Cambria" fo:background-color="#ffff00" style:use-window-font-color="true"/>
    </style:style>
    <style:style style:name="T145"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ffff00" fo:color="#0000ff"/>
    </style:style>
    <style:style style:name="T146" style:family="text">
      <style:text-properties fo:font-size="11.00pt" fo:font-weight="normal" fo:font-family="Cambria" style:font-family-asian="Cambria" style:font-family-complex="Cambria" fo:background-color="#ffff00" style:use-window-font-color="true"/>
    </style:style>
    <style:style style:name="T147" style:family="text">
      <style:text-properties fo:font-size="11.00pt" fo:font-weight="normal" fo:font-family="Cambria" style:font-family-asian="Cambria" style:font-family-complex="Cambria" fo:background-color="transparent" style:use-window-font-color="true"/>
    </style:style>
    <style:style style:name="T148"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149" style:family="text">
      <style:text-properties fo:font-size="11.00pt" fo:font-weight="normal" fo:font-family="Cambria" style:font-family-asian="Cambria" style:font-family-complex="Cambria" fo:background-color="transparent" style:use-window-font-color="true"/>
    </style:style>
    <style:style style:name="T150" style:family="text">
      <style:text-properties fo:font-size="11.00pt" fo:font-weight="normal" fo:font-family="Calibri" style:font-family-asian="Calibri" style:font-family-complex="Calibri" fo:background-color="#ffff00" style:use-window-font-color="true"/>
    </style:style>
    <style:style style:name="P1" style:family="paragraph">
      <style:paragraph-properties fo:line-height="150.00%" fo:text-align="left" fo:margin-bottom="10.00pt"/>
    </style:style>
    <style:style style:name="P2" style:family="paragraph">
      <style:paragraph-properties fo:line-height="150.00%" fo:text-align="justify" fo:margin-bottom="10.00pt"/>
    </style:style>
    <style:style style:name="P3" style:family="paragraph">
      <style:paragraph-properties fo:line-height="150.00%" fo:text-align="left" fo:margin-bottom="10.00pt"/>
    </style:style>
    <style:style style:name="P4" style:family="paragraph">
      <style:paragraph-properties fo:line-height="150.00%" fo:text-align="justify" fo:margin-bottom="10.00pt"/>
    </style:style>
    <style:style style:name="P5" style:family="paragraph">
      <style:paragraph-properties fo:line-height="150.00%" fo:text-align="left" fo:margin-bottom="10.00pt"/>
    </style:style>
    <style:style style:name="P6" style:family="paragraph">
      <style:paragraph-properties fo:line-height="150.00%" fo:text-align="justify" fo:margin-bottom="10.00pt"/>
    </style:style>
    <style:style style:name="P7" style:family="paragraph">
      <style:paragraph-properties fo:line-height="150.00%" fo:text-align="left" fo:margin-bottom="10.00pt"/>
    </style:style>
    <style:style style:name="P8" style:family="paragraph">
      <style:paragraph-properties fo:line-height="150.00%" fo:text-align="justify" fo:margin-bottom="10.00pt"/>
    </style:style>
    <style:style style:name="P9" style:family="paragraph">
      <style:paragraph-properties fo:line-height="150.00%" fo:text-align="left" fo:margin-bottom="10.00pt"/>
    </style:style>
    <style:style style:name="P10" style:family="paragraph">
      <style:paragraph-properties fo:line-height="100.00%" fo:text-align="left" fo:margin-bottom="10.00pt"/>
    </style:style>
    <style:style style:name="P11" style:family="paragraph">
      <style:paragraph-properties fo:line-height="150.00%" fo:text-align="left" fo:margin-bottom="10.00pt"/>
    </style:style>
    <style:style style:name="P12" style:family="paragraph">
      <style:paragraph-properties fo:line-height="100.00%" fo:text-align="left" fo:margin-bottom="10.00pt"/>
    </style:style>
    <style:style style:name="P13" style:family="paragraph">
      <style:paragraph-properties fo:line-height="150.00%" fo:text-align="left" fo:margin-bottom="10.00pt"/>
    </style:style>
    <style:style style:name="P14" style:family="paragraph">
      <style:paragraph-properties fo:line-height="150.00%" fo:text-align="justify" fo:margin-bottom="10.00pt"/>
    </style:style>
    <style:style style:name="P15" style:family="paragraph">
      <style:paragraph-properties fo:line-height="100.00%" fo:text-align="left" fo:margin-bottom="10.00pt"/>
    </style:style>
    <style:style style:name="P16" style:family="paragraph">
      <style:paragraph-properties fo:line-height="150.00%" fo:text-align="left" fo:margin-bottom="10.00pt"/>
    </style:style>
    <style:style style:name="P17" style:family="paragraph">
      <style:paragraph-properties fo:line-height="150.00%" fo:text-align="justify" fo:margin-bottom="10.00pt"/>
    </style:style>
    <style:style style:name="P18" style:family="paragraph">
      <style:paragraph-properties fo:line-height="150.00%" fo:text-align="left" fo:margin-bottom="10.00pt"/>
    </style:style>
    <style:style style:name="P19" style:family="paragraph">
      <style:paragraph-properties fo:line-height="150.00%" fo:text-align="justify" fo:margin-bottom="10.00pt"/>
    </style:style>
    <style:style style:name="P20" style:family="paragraph">
      <style:paragraph-properties fo:line-height="150.00%" fo:text-align="left" fo:margin-bottom="10.00pt"/>
    </style:style>
    <style:style style:name="P21" style:family="paragraph">
      <style:paragraph-properties fo:line-height="150.00%" fo:text-align="justify" fo:margin-bottom="10.00pt"/>
    </style:style>
    <style:style style:name="P22" style:family="paragraph">
      <style:paragraph-properties fo:line-height="115.00%" fo:text-align="justify" fo:margin-bottom="10.00pt"/>
    </style:style>
    <style:style style:name="P23" style:family="paragraph">
      <style:paragraph-properties fo:line-height="115.00%" fo:text-align="left" fo:margin-bottom="10.00pt"/>
    </style:style>
    <style:style style:name="P24" style:family="paragraph">
      <style:paragraph-properties fo:line-height="115.00%" fo:text-align="justify" fo:margin-bottom="10.00pt"/>
    </style:style>
  </office:automatic-styles>
  <office:body>
    <office:text>
      <text:p text:style-name="P1"><text:span text:style-name="T1">Aprofundando em questões do Python pedidos em entrevistas</text:span></text:p>
      <text:p text:style-name="P1"><text:span text:style-name="T2">. Cite os principais recursos do Python?</text:span></text:p>
      <text:p text:style-name="P1"><text:span text:style-name="T3">"Recursos Chave</text:span></text:p>
      <text:p text:style-name="P1"><text:span text:style-name="T3"><text:tab/>Guia de estilo de codificação</text:span></text:p>
      <text:p text:style-name="P1"><text:span text:style-name="T3"><text:tab/><text:tab/>PEP 7 (Guia de Estilo para Codificação em C)</text:span></text:p>
      <text:p text:style-name="P1"><text:span text:style-name="T3"><text:tab/><text:tab/>PEP 8 (Guia de Estilo para Codificação em Python)</text:span></text:p>
      <text:p text:style-name="P1"><text:span text:style-name="T3"><text:tab/>Rastreador de problema</text:span></text:p>
      <text:p text:style-name="P1"><text:span text:style-name="T3"><text:tab/><text:tab/>Meta rastreador (rastreador de problema para o rastreador de problema)</text:span></text:p>
      <text:p text:style-name="P1"><text:span text:style-name="T3"><text:tab/><text:tab/>Indice Expert</text:span></text:p>
      <text:p text:style-name="P1"><text:span text:style-name="T3"><text:tab/>Buildbot status</text:span></text:p>
      <text:p text:style-name="P1"><text:span text:style-name="T3"><text:tab/>Fonde de código</text:span></text:p>
      <text:p text:style-name="P1"><text:span text:style-name="T3"><text:tab/><text:tab/>Broswer online</text:span></text:p>
      <text:p text:style-name="P1"><text:span text:style-name="T3"><text:tab/><text:tab/>Snapshot do branch *master*</text:span></text:p>
      <text:p text:style-name="P1"><text:span text:style-name="T3"><text:tab/><text:tab/>Instalador OS X diário</text:span></text:p>
      <text:p text:style-name="P1"><text:span text:style-name="T3"><text:tab/>PEPs (Propsotas de Aprimoramento do Python)</text:span></text:p>
      <text:p text:style-name="P1"><text:span text:style-name="T3"><text:tab/>Onde Conseguir Ajuda</text:span></text:p>
      <text:p text:style-name="P1"><text:span text:style-name="T3"><text:tab/>Desenvolverdor de Log"[1] (Python Software Foundation, tradução nossa).</text:span></text:p>
      <text:p text:style-name="P1"><text:span text:style-name="T4">. Que tipo de linguagem é python? Programação ou scripting?</text:span></text:p>
      <text:p text:style-name="P2"><text:span text:style-name="T5">"Python é uma linguagem de programção orientada a objetos, interativa e interpretada.". [2](Python Software Foundation, tradução nossa) Também, entende-se, segundo Python Software Foundation: "Diferente do script shell do Unix, Python pode ser embutido por inteiro como uma linguagem de script dentro de grande sitema de software"[3](Python Software Foundation, tradução nossa).</text:span></text:p>
      <text:p text:style-name="P3"><text:span text:style-name="T6">. Como o Python é uma linguagem interpretada?</text:span></text:p>
      <text:p text:style-name="P4"><text:span text:style-name="T7">Elucida: "para contribuição ao interpretador de referencia Python, também conhecido como CPython (embora maior parte de sua biblioteca padrão é escrita em Python, o núcleo do interpretador é escrito em C e integra-se muito facilmente com os ecossistemas C e C++)"[4](Python Software Foundation, tradução nossa).</text:span></text:p>
      <text:p text:style-name="P4"><text:span text:style-name="T8">COMPLEMENTAR RESPOSTA</text:span></text:p>
      <text:p text:style-name="P5"><text:span text:style-name="T8">. O que é pep 8?</text:span></text:p>
      <text:p text:style-name="P6"><text:span text:style-name="T9">Segundo o Python Software Foundation o PEP 8 é um Guide Style for Python Code (Guia de estilo para Codificação Python). Definem-se: “[...] dá convenções de codificação para o código Python compreendendo a biblioteca padrão na principal distribuição Python”.[5]</text:span></text:p>
      <text:p text:style-name="P6"><text:span text:style-name="T9">Em outras palavras, é uma biblioteca que constitui a biblioteca padrão das principais distribuições de Python definindo as normas de codificação para a excecução de scripts.</text:span></text:p>
      <text:p text:style-name="P7"><text:span text:style-name="T10">. Como a memória é gerenciada no Python?</text:span></text:p>
      <text:p text:style-name="P8"><text:span text:style-name="T11">"Gerenciamento de memória em Python envolve uma pilha privada contendo todos os objetos Python e estrutura de dados. [...] O gerenciamento de memória do Python possui diferentes componentes que lidam com vários aspectos de gerenciamento dinâmico, como compartilhamento, segmentação, pré-alocação ou caching".[6] ( The Python Software Foundation, tradução nossa).</text:span></text:p>
      <text:p text:style-name="P8"><text:span text:style-name="T11">"No mais baixo nível, uma alocação de memória pura assegura que haja cubículos na pilha para todos os dados relacionados ao Python para interagir com o gerenciador de memória do sistema operacional. No topo do alocador de memória puro, muitos alocadores de objetos específicos operam na mesma pilha e implementam políticas distintas de gerenciamento de memória adaptadas as peculiaridades de todos os tipos de objetos. Por exemplo, objetos inteiros são diferentemente gerenciados dentro da pilha que strings, tuplas [...]" [7] (The Python Software Foundation, tradução nossa).</text:span></text:p>
      <text:p text:style-name="P8"><text:span text:style-name="T12"/></text:p>
      <text:p text:style-name="P9"><text:span text:style-name="T13">. O que é o PYTHONPATH?</text:span></text:p>
      <text:p text:style-name="P9"><text:span text:style-name="T14"/></text:p>
      <text:p text:style-name="P9"><text:span text:style-name="T15">. Qual é a diferença entre arrays e listas do Python?</text:span></text:p>
      <text:p text:style-name="P9"><text:span text:style-name="T16"/></text:p>
      <text:p text:style-name="P9"><text:span text:style-name="T17">. O que são docstrings em Python?</text:span></text:p>
      <text:p text:style-name="P9"><text:span text:style-name="T18"/></text:p>
      <text:p text:style-name="P9"><text:span text:style-name="T19">. Sempre que o Python termina, por que toda a memória não é alocada?</text:span></text:p>
      <text:p text:style-name="P9"><text:span text:style-name="T20"/></text:p>
      <text:p text:style-name="P9"><text:span text:style-name="T21">. O que é um dicionário em Python?</text:span></text:p>
      <text:p text:style-name="P9"><text:span text:style-name="T22">"Dicionários são algumas vezes encontrados em outras linguagens como 'memórias associadas' ou '</text:span><text:span text:style-name="T23">arrays</text:span><text:span text:style-name="T24"><text:s/>associativas'. Diferente de sequencias, que são indexadas por uma finidade de números, dicionários são indexados por chaves, que podem ser qualquer tipo imutável;<text:s/></text:span><text:span text:style-name="T25">strings<text:s/></text:span><text:span text:style-name="T26">e números can sempre serão chaves[...]". [?] (The Python Software Foundation)</text:span></text:p>
      <text:p text:style-name="P9"><text:span text:style-name="T27">. O que isso significa: * args, ** kwargs? E por que nós a usaríamos?</text:span></text:p>
      <text:p text:style-name="P9"><text:span text:style-name="T28"/></text:p>
      <text:p text:style-name="P9"><text:span text:style-name="T29">. Como adicionar valores a um array python?</text:span></text:p>
      <text:p text:style-name="P9"><text:span text:style-name="T30">"O modulo define o tipo seguinte:</text:span></text:p>
      <text:p text:style-name="P9"><text:span text:style-name="T31">class array.array(typecode[, initializer])</text:span></text:p>
      <text:p text:style-name="P9"><text:span text:style-name="T32">Um nova array cujos itens são restritos a typecode e, inicializado desde o valor iniciador opcional, deve ser uma list, um byte como objeto, ou outros elementos interáveis do tipo apropriado."[](The Python Software Foundation, tradução nossa).</text:span></text:p>
      <text:p text:style-name="P9"><text:span text:style-name="T32">São formas de inserir dados ou valores a um array:</text:span></text:p>
      <text:p text:style-name="P10"><draw:frame text:anchor-type="as-char" svg:width="146.58mm" svg:height="66.68mm" style:rel-width="scale" style:rel-height="scale"><draw:object-ole xlink:href="OleObj1"/><draw:image xlink:href="ObjectReplacements/OleObj1"/></draw:frame><text:span text:style-name="T33"/></text:p>
      <text:p text:style-name="P10"><text:span text:style-name="T33"/></text:p>
      <text:p text:style-name="P11"><text:span text:style-name="T34">Onde "</text:span><text:span text:style-name="T35">b</text:span><text:span text:style-name="T36">" é a assinatura para dados do tipo<text:s/></text:span><text:span text:style-name="T37">character</text:span><text:span text:style-name="T38">, "</text:span><text:span text:style-name="T39">l</text:span><text:span text:style-name="T40">" para o tipo<text:s/></text:span><text:span text:style-name="T41">long</text:span><text:span text:style-name="T42">, "</text:span><text:span text:style-name="T43">f</text:span><text:span text:style-name="T44">"<text:s/></text:span><text:span text:style-name="T45">float</text:span><text:span text:style-name="T46"><text:s/>e "</text:span><text:span text:style-name="T47">d</text:span><text:span text:style-name="T48">"<text:s/></text:span><text:span text:style-name="T49">double</text:span><text:span text:style-name="T50">.</text:span></text:p>
      <text:p text:style-name="P11"><text:span text:style-name="T51"/></text:p>
      <text:p text:style-name="P11"><text:span text:style-name="T52">. Qual é a diferença entre cópia profunda e superficial?</text:span></text:p>
      <text:p text:style-name="P11"><text:span text:style-name="T53"/></text:p>
      <text:p text:style-name="P11"><text:span text:style-name="T54">. Como o Multithreading é alcançado em Python?</text:span></text:p>
      <text:p text:style-name="P11"><text:span text:style-name="T55"/></text:p>
      <text:p text:style-name="P11"><text:span text:style-name="T56">. Qual é o processo de compilação e vinculação em python?</text:span></text:p>
      <text:p text:style-name="P11"><text:span text:style-name="T57"/></text:p>
      <text:p text:style-name="P11"><text:span text:style-name="T58">. O que são bibliotecas Python? Nomeie alguns deles.</text:span></text:p>
      <text:p text:style-name="P11"><text:span text:style-name="T59">Nota-se que: </text:span></text:p>
      <text:p text:style-name="P11"><text:span text:style-name="T59">"</text:span><text:span text:style-name="T60">A biblioteca Python contem variados componentes diversos.</text:span></text:p>
      <text:p text:style-name="P11"><text:span text:style-name="T60">Ela possuí tipos de dados que normalmente poderia ser parte de um 'core' da language, como números e listas. Por esses tipos, o core da linguagem Python define a forma de literais e algumas regras de lugares na suas semanticas, mas não define as semanticas por completo.</text:span><text:span text:style-name="T61">" [?] (The Python Software Foundation, tradução nossa)</text:span><text:span text:style-name="T62"/></text:p>
      <text:p text:style-name="P11"><text:span text:style-name="T63">"</text:span><text:span text:style-name="T64">A biblioteca também contém contrução de function e exception - objetos que pode ser usados por todo o core de Python sem a necessidade de uma declaração import. Algumas dessas são definidas pelo core da linguagem, mas muitos são essenciais para núcleo semântico e são descritos aqui</text:span><text:span text:style-name="T65">". </text:span></text:p>
      <text:p text:style-name="P11"><text:a xlink:href="https://docs.python.org/3/library/modules.html"><text:span text:style-name="T66">https://docs.python.org/3/library/modules.html</text:span></text:a><text:span text:style-name="T67"/></text:p>
      <text:p text:style-name="P11"><text:span text:style-name="T68">. Como importar módulos em Python?</text:span></text:p>
      <text:p text:style-name="P11"><text:span text:style-name="T69"/></text:p>
      <text:p text:style-name="P11"><text:span text:style-name="T70">. Explique Herança em Python com um exemplo.</text:span></text:p>
      <text:p text:style-name="P11"><text:span text:style-name="T71"/></text:p>
      <text:p text:style-name="P11"><text:span text:style-name="T72">. Como as classes são criadas em Python?</text:span></text:p>
      <text:p text:style-name="P11"><text:span text:style-name="T73">A declaração de classes podem ser feitas da seguinte forma:</text:span></text:p>
      <text:p text:style-name="P12"><draw:frame text:anchor-type="as-char" svg:width="146.58mm" svg:height="29.10mm" style:rel-width="scale" style:rel-height="scale"><draw:object-ole xlink:href="OleObj2"/><draw:image xlink:href="ObjectReplacements/OleObj2"/></draw:frame><text:span text:style-name="T74"/></text:p>
      <text:p text:style-name="P13"><text:span text:style-name="T75">Onde "</text:span><text:span text:style-name="T76">A</text:span><text:span text:style-name="T77">" é o nome da classe e "</text:span><text:span text:style-name="T78">__init__</text:span><text:span text:style-name="T79">" é o método iniciador da classe "</text:span><text:span text:style-name="T80">A</text:span><text:span text:style-name="T81">".</text:span></text:p>
      <text:p text:style-name="P13"><text:span text:style-name="T82">. Explique o que é o Flask e seus benefícios?</text:span></text:p>
      <text:p text:style-name="P13"><text:span text:style-name="T83"/></text:p>
      <text:p text:style-name="P13"><text:span text:style-name="T84">. O Django é melhor que o Flask?</text:span></text:p>
      <text:p text:style-name="P13"><text:span text:style-name="T85"/></text:p>
      <text:p text:style-name="P13"><text:span text:style-name="T86">. Discuta a arquitetura do Django.</text:span></text:p>
      <text:p text:style-name="P13"><text:span text:style-name="T87"/></text:p>
      <text:p text:style-name="P13"><text:span text:style-name="T88">. Explique como você pode configurar o banco de dados no Django.</text:span></text:p>
      <text:p text:style-name="P13"><text:span text:style-name="T89"/></text:p>
      <text:p text:style-name="P13"><text:span text:style-name="T90">. O que é a função de mapa no Python?</text:span></text:p>
      <text:p text:style-name="P13"><text:span text:style-name="T91"/></text:p>
      <text:p text:style-name="P13"><text:span text:style-name="T92">. Como você faz gráficos / visualizações 3D usando o NumPy / SciPy?</text:span></text:p>
      <text:p text:style-name="P13"><text:span text:style-name="T93"/></text:p>
      <text:p text:style-name="P13"><text:span text:style-name="T94">. Suponha que list1 seja [2, 33, 222, 14, 25], o que é list1 [-1]?</text:span></text:p>
      <text:p text:style-name="P14"><text:span text:style-name="T95">Sabendo que list1 é nome da lista e o numero entre colchetes "[ ]" é seu indice, o número -1 (menos um) representa o primeiro número do termino da lista ao inicio. Veja o código:</text:span></text:p>
      <text:p text:style-name="P15"><draw:frame text:anchor-type="as-char" svg:width="152.40mm" svg:height="46.57mm" style:rel-width="scale" style:rel-height="scale"><draw:object-ole xlink:href="OleObj3"/><draw:image xlink:href="ObjectReplacements/OleObj3"/></draw:frame><text:span text:style-name="T96"/></text:p>
      <text:p text:style-name="P16"><text:span text:style-name="T96"/></text:p>
      <text:p text:style-name="P16"><text:span text:style-name="T97">Notas</text:span></text:p>
      <text:p text:style-name="P16"><text:span text:style-name="T98">[1] "</text:span><text:span text:style-name="T99">Key Resources</text:span></text:p>
      <text:p text:style-name="P16"><text:span text:style-name="T99"><text:tab/>Coding style guides</text:span></text:p>
      <text:p text:style-name="P16"><text:span text:style-name="T99"><text:tab/><text:tab/>PEP 7 (Style Guide for C Code)</text:span></text:p>
      <text:p text:style-name="P16"><text:span text:style-name="T99"><text:tab/><text:tab/>PEP 8 (Style Guide for Python Code)</text:span></text:p>
      <text:p text:style-name="P16"><text:span text:style-name="T99"><text:tab/>Issue tracker</text:span></text:p>
      <text:p text:style-name="P16"><text:span text:style-name="T99"><text:tab/><text:tab/>Meta tracker (issue tracker for the issue tracker)</text:span></text:p>
      <text:p text:style-name="P16"><text:span text:style-name="T99"><text:tab/><text:tab/>Experts Index</text:span></text:p>
      <text:p text:style-name="P16"><text:span text:style-name="T99"><text:tab/>Buildbot status</text:span></text:p>
      <text:p text:style-name="P16"><text:span text:style-name="T99"><text:tab/>Source code</text:span></text:p>
      <text:p text:style-name="P16"><text:span text:style-name="T99"><text:tab/><text:tab/>Browse online</text:span></text:p>
      <text:p text:style-name="P16"><text:span text:style-name="T99"><text:tab/><text:tab/>Snapshot of the *master* branch</text:span></text:p>
      <text:p text:style-name="P16"><text:span text:style-name="T99"><text:tab/><text:tab/>Daily OS X installer</text:span></text:p>
      <text:p text:style-name="P16"><text:span text:style-name="T99"><text:tab/>PEPs (Python Enhancement Proposals)</text:span></text:p>
      <text:p text:style-name="P16"><text:span text:style-name="T99"><text:tab/>Where to Get Help</text:span></text:p>
      <text:p text:style-name="P16"><text:span text:style-name="T99"><text:tab/>Developer Log</text:span><text:span text:style-name="T100">".</text:span></text:p>
      <text:p text:style-name="P16"><text:span text:style-name="T100">[2] "</text:span><text:span text:style-name="T101">Python is an interpreted, interactive, object-oriented programming language</text:span><text:span text:style-name="T102">".</text:span></text:p>
      <text:p text:style-name="P17"><text:span text:style-name="T102">[3] "</text:span><text:span text:style-name="T103">Unlike Unix shell scripting, Python can be embedded whole as a scripting language within a larger software system.<text:s/></text:span><text:span text:style-name="T104">"</text:span></text:p>
      <text:p text:style-name="P17"><text:span text:style-name="T105">[4]"[...]<text:s/></text:span><text:span text:style-name="T106">for contributing to the Python reference interpreter, also known as CPython (while most of the standard library is written in Python, the interpreter core is written in C and integrates most easily with the C and C++ ecosystems)</text:span><text:span text:style-name="T107">".</text:span></text:p>
      <text:p text:style-name="P17"><text:span text:style-name="T107">[5] “</text:span><text:span text:style-name="T108">[...] give coding conventions for the Python code comprising the standard library in the main Python distribution</text:span><text:span text:style-name="T109">”</text:span><text:span text:style-name="T110">.<text:s/></text:span><text:span text:style-name="T111">(Python Software Foundation)</text:span></text:p>
      <text:p text:style-name="P17"><text:span text:style-name="T111">[6]"</text:span><text:span text:style-name="T112">Memory management in Python involves a private heap containing all Python objects and data structures. [...] The Python memory manager has different components which deal with various dynamic storage management aspects, like sharing, segmentation, preallocation or caching".</text:span></text:p>
      <text:p text:style-name="P17"><text:span text:style-name="T113">[7]"</text:span><text:span text:style-name="T114">At the lowest level, a raw memory allocator ensures that there is enough room in the private heap for storing all Python-related data by interacting with the memory manager of the operationg system. On top of the raw memory allocator, several object-specific allocators operate on the same heap and implement distinct memory management polices adapted to the pecularites of every objct type. For example, integer objects are managed different within the heap than string, tuples [...]".</text:span></text:p>
      <text:p text:style-name="P18"><text:span text:style-name="T115">[?]"</text:span><text:span text:style-name="T116">The module defines the following type:</text:span></text:p>
      <text:p text:style-name="P18"><text:span text:style-name="T116">class array.array(typecode[, initializer])</text:span></text:p>
      <text:p text:style-name="P18"><text:span text:style-name="T116">¶</text:span><text:span text:style-name="T117">A new array whose items are restricted by typecode, and initialized from the optional initializer value, which must be a list, a byte-like object, or iterable over elements of the appropriate type"</text:span><text:span text:style-name="T118">.</text:span></text:p>
      <text:p text:style-name="P19"><text:span text:style-name="T119">[?]"</text:span><text:span text:style-name="T120">Dictionaries are sometimes found in other languages as 'associative memories' or 'associative arrays'. Unlike sequences, which are indexed by a range of numbers, dictionary are indexed by keys, which can be any immutable type; strings and numbers can always be keys</text:span><text:span text:style-name="T121">[...]".</text:span></text:p>
      <text:p text:style-name="P19"><text:span text:style-name="T121">[?]"</text:span><text:span text:style-name="T122">The 'Python library' contains several different kinds of components.</text:span></text:p>
      <text:p text:style-name="P19"><text:span text:style-name="T122">It constains data type that would normally be considered part of the 'core' of a language, such as number and lists. For these types, the Python language core defines the form of literals and places some constraints on their semantics, but does not fully define the semantics.</text:span><text:span text:style-name="T123">"</text:span></text:p>
      <text:p text:style-name="P19"><text:span text:style-name="T123">[?]"</text:span><text:span text:style-name="T124">The library also contains built-in functions and exceptions - objects that can be used by all Python code without the need of an<text:s/></text:span><text:span text:style-name="T125">import</text:span><text:span text:style-name="T126"><text:s/>statement. Some of these are defined by the core language, but many are not essential for the core semantics and are only described here.</text:span><text:span text:style-name="T127">"</text:span></text:p>
      <text:p text:style-name="P20"><text:span text:style-name="T128">Referências</text:span></text:p>
      <text:p text:style-name="P21"><text:span text:style-name="T129">The Python Software Foundation, "General Python FAQ". Disponível em: &lt;</text:span><text:a xlink:href="https://docs.python.org/3/faq/general.html"><text:span text:style-name="T130">https://docs.python.org/3/faq/general.html</text:span></text:a><text:span text:style-name="T131">&gt; Acessado em 27 de maio de 2019.</text:span></text:p>
      <text:p text:style-name="P21"><text:span text:style-name="T131">The Python Software Foundation, "Python Developer's Guide". Disponível em: &lt;</text:span><text:a xlink:href="https://devguide.python.org/"><text:span text:style-name="T132">https://devguide.python.org/</text:span></text:a><text:span text:style-name="T133">&gt; Acessado em 27 de maio de 2019.</text:span></text:p>
      <text:p text:style-name="P22"><text:span text:style-name="T133">The Python Software Foundation, “PEP 8<text:s/></text:span><text:span text:style-name="T134">–</text:span><text:span text:style-name="T135"><text:s/>Style Guide for Python Code”. Disponível em: &lt;</text:span><text:a xlink:href="https://www.python.org/dev/peps/pep-0008/"><text:span text:style-name="T136">https://www.python.org/dev/peps/pep-0008/</text:span></text:a><text:span text:style-name="T137">&gt; Acessado em 27 de maio de 2019.</text:span></text:p>
      <text:p text:style-name="P22"><text:span text:style-name="T138">The Python Software Foundation, "Programming FAQ¶". Diponível em: &lt;</text:span><text:a xlink:href="https://docs.python.org/3.4/faq/programming.html?highlight=how class#what-is-a-class"><text:span text:style-name="T140">https://docs.python.org/3.4/faq/programming.html?highlight=how%20class#what-is-a-class</text:span></text:a><text:span text:style-name="T141">&gt; Acessado em 30 de maio de 2019.</text:span></text:p>
      <text:p text:style-name="P22"><text:span text:style-name="T141">The Python Software Foundation, "8.6. array - Efficient arrays of numeric values". Disponível em: &lt;</text:span><text:a xlink:href="https://docs.python.org/3.1/library/array.html"><text:span text:style-name="T142">https://docs.python.org/3.1/library/array.html</text:span></text:a><text:span text:style-name="T143">&gt; Acessado em 29 de maio de 2019.</text:span></text:p>
      <text:p text:style-name="P23"><text:span text:style-name="T144">The Python Software Foudation. "".Disponível em: &lt;</text:span><text:a xlink:href="https://docs.python.org/3/tutorial/datastructures.html?highlight=dictionaries"><text:span text:style-name="T145">https://docs.python.org/3/tutorial/datastructures.html?highlight=dictionaries</text:span></text:a><text:span text:style-name="T146">&gt; Acessado em 31 de maio de 2019.</text:span></text:p>
      <text:p text:style-name="P24"><text:span text:style-name="T147">The Python Software Foundation. "Introduction". Disponível em: &lt;</text:span><text:a xlink:href="https://docs.python.org/3/library/intro.html"><text:span text:style-name="T148">https://docs.python.org/3/library/intro.html</text:span></text:a><text:span text:style-name="T149">&gt; Acessado em 02 de junho de 2019.</text:span><text:span text:style-name="T1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